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MainHeading">
      <style:paragraph-properties fo:margin-top="0in" fo:margin-bottom="0.1in" loext:contextual-spacing="false" fo:break-before="page"/>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24c5c3" fo:background-color="transparent" style:font-size-asian="10pt" style:font-size-complex="10pt"/>
    </style:style>
    <style:style style:name="P14" style:family="paragraph" style:parent-style-name="Text_20_body">
      <style:text-properties officeooo:rsid="0020c2f8" officeooo:paragraph-rsid="0020c2f8"/>
    </style:style>
    <style:style style:name="P15" style:family="paragraph" style:parent-style-name="Text_20_body">
      <style:text-properties officeooo:rsid="0020c2f8" officeooo:paragraph-rsid="0024c5c3"/>
    </style:style>
    <style:style style:name="P16"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7" style:family="paragraph" style:parent-style-name="Text_20_body" style:master-page-name="">
      <style:paragraph-properties fo:margin-top="0in" fo:margin-bottom="0in" loext:contextual-spacing="false" style:page-number="auto"/>
      <style:text-properties style:font-name="Century Gothic1"/>
    </style:style>
    <style:style style:name="P18"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19"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0"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1"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24c5c3" fo:background-color="transparent" style:font-size-asian="10pt" style:font-size-complex="10pt"/>
    </style:style>
    <style:style style:name="P2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294855" fo:background-color="transparent" style:font-size-asian="10pt" style:font-size-complex="10pt"/>
    </style:style>
    <style:style style:name="P24" style:family="paragraph" style:parent-style-name="SubHeading">
      <style:text-properties officeooo:rsid="00294855" officeooo:paragraph-rsid="00294855"/>
    </style:style>
    <style:style style:name="P25" style:family="paragraph" style:parent-style-name="SubHeading">
      <style:text-properties officeooo:paragraph-rsid="00294855"/>
    </style:style>
    <style:style style:name="P26" style:family="paragraph" style:parent-style-name="SubHeading">
      <style:text-properties officeooo:rsid="0029a00d" officeooo:paragraph-rsid="0029a00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6">Release <text:span text:style-name="T2">1</text:span></text:p>
              <text:p text:style-name="P18">Copyright © <text:span text:style-name="T2">2018</text:span> <text:span text:style-name="T4">Thorin Schmidt</text:span></text:p>
              <text:p text:style-name="P20">(Other credits here)</text:p>
              <text:p text:style-name="P19">All Rights Reserved</text:p>
              <text:p text:style-name="P19">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1">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So, let’s get started.</text:span></text:p>
      <text:section text:style-name="Sect1" text:name="Section2">
        <text:p text:style-name="P24">CHOOSE YOUR LEVEL (OF COMPLEXITY)</text:p>
        <text:p text:style-name="P14">Text here.</text:p>
      </text:section>
      <text:p text:style-name="P24">KEEP IT SIMPLE</text:p>
      <text:p text:style-name="P13">Text here.</text:p>
      <text:p text:style-name="P24">ONE FOR ALL</text:p>
      <text:p text:style-name="P15">Text here.</text:p>
      <text:p text:style-name="P24">FORCES OF NATURE</text:p>
      <text:p text:style-name="P13">Text here.</text:p>
      <text:p text:style-name="P26">WAR, WHAT IS IT GOOD FOR?</text:p>
      <text:p text:style-name="P23">Text here.</text:p>
      <text:p text:style-name="P24">ELEMENTAL-Y!</text:p>
      <text:p text:style-name="P23">Text here.</text:p>
      <text:p text:style-name="P24">PLANE SPOKEN</text:p>
      <text:p text:style-name="P23">Text here.</text:p>
      <text:p text:style-name="P25">NE<text:span text:style-name="T2">XT SECTION</text:span></text:p>
      <text:p text:style-name="P23">Text here.</text:p>
      <text:p text:style-name="P12"><text:toc-mark-start text:id="IMark94287632232360" text:outline-level="1"/>Open Game License<text:toc-mark-end text:id="IMark94287632232360"/></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94287632232360" text:main-entry="true"/>Role-Playing<text:alphabetical-index-mark-end text:id="IMark9428763223236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2</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8-11-07T15:47:40.387283670</meta:creation-date>
    <meta:editing-cycles>3</meta:editing-cycles>
    <meta:editing-duration>PT4H35M51S</meta:editing-duration>
    <dc:date>2018-11-08T12:45:20.790210798</dc:date>
    <meta:document-statistic meta:table-count="1" meta:image-count="0" meta:object-count="0" meta:page-count="2" meta:paragraph-count="61" meta:word-count="1458" meta:character-count="9323" meta:non-whitespace-character-count="7907"/>
    <meta:user-defined meta:name="Info 1"/>
    <meta:user-defined meta:name="Info 2"/>
    <meta:user-defined meta:name="Info 3"/>
    <meta:user-defined meta:name="Info 4"/>
  </office:meta>
</office:document-meta>
</file>